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4000002246BC32183117B3B4B.png" manifest:media-type="image/png"/>
  <manifest:file-entry manifest:full-path="Pictures/100002010000021D0000021D0A7D14E692842A62.png" manifest:media-type="image/png"/>
  <manifest:file-entry manifest:full-path="Pictures/1000020100000149000001498B85C86C7F2BF9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61cm" fo:min-width="6.36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5.196cm" fo:min-width="4.94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997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0000" draw:marker-start-width="0.518cm" draw:marker-end-width="0.518cm" draw:fill="solid" draw:fill-color="#000000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ffffff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-color="#000000" draw:textarea-vertical-align="middl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1.372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541cm" fo:min-width="0.334cm"/>
    </style:style>
    <style:style style:name="gr1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4.751cm" fo:min-width="0.333cm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541cm" fo:min-width="0.333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 fo:min-height="1.372cm" fo:min-width="0cm"/>
    </style:style>
    <style:style style:name="gr15" style:family="graphic" style:parent-style-name="standard">
      <style:graphic-properties draw:stroke="none" draw:fill-color="#00cc00" draw:textarea-horizontal-align="justify" draw:textarea-vertical-align="middle" draw:auto-grow-height="false" fo:min-height="0.541cm" fo:min-width="0.333cm"/>
    </style:style>
    <style:style style:name="gr1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541cm" fo:min-width="0.334cm"/>
    </style:style>
    <style:style style:name="gr17" style:family="graphic" style:parent-style-name="standard">
      <style:graphic-properties draw:stroke="none" draw:fill-color="#ffff00" draw:textarea-horizontal-align="justify" draw:textarea-vertical-align="middle" draw:auto-grow-height="false" fo:min-height="1.372cm" fo:min-width="0cm"/>
    </style:style>
    <style:style style:name="gr18" style:family="graphic" style:parent-style-name="standard">
      <style:graphic-properties draw:stroke="none" draw:fill-color="#ffff00" draw:textarea-horizontal-align="justify" draw:textarea-vertical-align="middle" draw:auto-grow-height="false" fo:min-height="0.541cm" fo:min-width="0.334cm"/>
    </style:style>
    <style:style style:name="gr19" style:family="graphic" style:parent-style-name="standard">
      <style:graphic-properties draw:stroke="none" draw:fill-color="#0000ff" draw:textarea-horizontal-align="justify" draw:textarea-vertical-align="middle" draw:auto-grow-height="false" fo:min-height="1.372cm" fo:min-width="0cm"/>
    </style:style>
    <style:style style:name="gr20" style:family="graphic" style:parent-style-name="standard">
      <style:graphic-properties draw:stroke="none" draw:fill-color="#0000ff" draw:textarea-horizontal-align="justify" draw:textarea-vertical-align="middle" draw:auto-grow-height="false" fo:min-height="0.541cm" fo:min-width="0.333cm"/>
    </style:style>
    <style:style style:name="gr21" style:family="graphic" style:parent-style-name="standard">
      <style:graphic-properties draw:stroke="solid" svg:stroke-color="#ff0000" draw:fill-color="#ff0000" draw:textarea-horizontal-align="justify" draw:textarea-vertical-align="middle" draw:auto-grow-height="false" fo:min-height="1.695cm" fo:min-width="0cm"/>
    </style:style>
    <style:style style:name="gr22" style:family="graphic" style:parent-style-name="standard">
      <style:graphic-properties draw:stroke="solid" svg:stroke-color="#ff0000" draw:fill-color="#ff0000" draw:textarea-horizontal-align="justify" draw:textarea-vertical-align="middle" draw:auto-grow-height="false" fo:min-height="0.699cm" fo:min-width="0.5cm"/>
    </style:style>
    <style:style style:name="gr2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5.75cm" fo:min-width="0.5cm"/>
    </style:style>
    <style:style style:name="gr2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99cm" fo:min-width="0.5cm"/>
    </style:style>
    <style:style style:name="gr25" style:family="graphic" style:parent-style-name="standard">
      <style:graphic-properties draw:stroke="solid" svg:stroke-color="#00cc00" draw:fill-color="#00cc00" draw:textarea-horizontal-align="justify" draw:textarea-vertical-align="middle" draw:auto-grow-height="false" fo:min-height="1.695cm" fo:min-width="0cm"/>
    </style:style>
    <style:style style:name="gr26" style:family="graphic" style:parent-style-name="standard">
      <style:graphic-properties draw:stroke="solid" svg:stroke-color="#00cc00" draw:fill-color="#00cc00" draw:textarea-horizontal-align="justify" draw:textarea-vertical-align="middle" draw:auto-grow-height="false" fo:min-height="0.699cm" fo:min-width="0.5cm"/>
    </style:style>
    <style:style style:name="gr27" style:family="graphic" style:parent-style-name="standard">
      <style:graphic-properties draw:stroke="solid" svg:stroke-color="#ffff00" draw:fill-color="#ffff00" draw:textarea-horizontal-align="justify" draw:textarea-vertical-align="middle" draw:auto-grow-height="false" fo:min-height="1.695cm" fo:min-width="0cm"/>
    </style:style>
    <style:style style:name="gr28" style:family="graphic" style:parent-style-name="standard">
      <style:graphic-properties draw:stroke="solid" svg:stroke-color="#ffff00" draw:fill-color="#ffff00" draw:textarea-horizontal-align="justify" draw:textarea-vertical-align="middle" draw:auto-grow-height="false" fo:min-height="0.699cm" fo:min-width="0.5cm"/>
    </style:style>
    <style:style style:name="gr29" style:family="graphic" style:parent-style-name="standard">
      <style:graphic-properties draw:stroke="solid" svg:stroke-color="#0000ff" draw:fill-color="#0000ff" draw:textarea-horizontal-align="justify" draw:textarea-vertical-align="middle" draw:auto-grow-height="false" fo:min-height="1.695cm" fo:min-width="0cm"/>
    </style:style>
    <style:style style:name="gr30" style:family="graphic" style:parent-style-name="standard">
      <style:graphic-properties draw:stroke="solid" svg:stroke-color="#0000ff" draw:fill-color="#0000ff" draw:textarea-horizontal-align="justify" draw:textarea-vertical-align="middle" draw:auto-grow-height="false" fo:min-height="0.699cm" fo:min-width="0.5cm"/>
    </style:style>
    <style:style style:name="gr31" style:family="graphic" style:parent-style-name="standard">
      <style:graphic-properties svg:stroke-width="0.212cm" svg:stroke-color="#000000" draw:marker-start-width="0.518cm" draw:marker-end-width="0.518cm" draw:fill="solid" draw:fill-color="#0000ff" draw:textarea-horizontal-align="justify" draw:textarea-vertical-align="middle" draw:auto-grow-height="false" fo:min-height="0.997cm" fo:min-width="0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svg:stroke-color="#000000" draw:marker-start-width="0.518cm" draw:marker-end-width="0.518cm" draw:fill="solid" draw:fill-color="#ffff00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33" style:family="graphic" style:parent-style-name="standard">
      <style:graphic-properties svg:stroke-width="0.212cm" svg:stroke-color="#000000" draw:marker-start-width="0.518cm" draw:marker-end-width="0.518cm" draw:fill="solid" draw:fill-color="#ff0000" draw:textarea-horizontal-align="justify" draw:textarea-vertical-align="middle" draw:auto-grow-height="false" fo:min-height="0.997cm" fo:min-width="0cm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000000" draw:marker-start-width="0.518cm" draw:marker-end-width="0.518cm" draw:fill="solid" draw:fill-color="#00cc00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000000" draw:marker-start-width="0.518cm" draw:marker-end-width="0.518cm" draw:fill-color="#ff0000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000000" draw:marker-start-width="0.518cm" draw:marker-end-width="0.518cm" draw:fill="solid" draw:fill-color="#00cc00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svg:stroke-width="0.212cm" svg:stroke-color="#000000" draw:marker-start-width="0.518cm" draw:marker-end-width="0.518cm" draw:fill-color="#ffff00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000000" draw:marker-start-width="0.518cm" draw:marker-end-width="0.518cm" draw:fill-color="#0000ff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6.802cm" fo:min-width="6.552cm" fo:padding-top="0.135cm" fo:padding-bottom="0.135cm" fo:padding-left="0.26cm" fo:padding-right="0.26cm"/>
    </style:style>
    <style:style style:name="gr40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5.388cm" fo:min-width="5.138cm" fo:padding-top="0.135cm" fo:padding-bottom="0.135cm" fo:padding-left="0.26cm" fo:padding-right="0.26cm"/>
    </style:style>
    <style:style style:name="gr41" style:family="graphic" style:parent-style-name="standard">
      <style:graphic-properties svg:stroke-width="0.018cm" svg:stroke-color="#000000" draw:marker-start-width="0.228cm" draw:marker-end-width="0.228cm" draw:fill="solid" draw:fill-color="#0000ff" draw:textarea-horizontal-align="justify" draw:textarea-vertical-align="middle" draw:auto-grow-height="false" fo:min-height="1.189cm" fo:min-width="0cm" fo:padding-top="0.135cm" fo:padding-bottom="0.135cm" fo:padding-left="0.26cm" fo:padding-right="0.26cm"/>
    </style:style>
    <style:style style:name="gr42" style:family="graphic" style:parent-style-name="standard">
      <style:graphic-properties svg:stroke-width="0.018cm" svg:stroke-color="#000000" draw:marker-start-width="0.228cm" draw:marker-end-width="0.228cm" draw:fill="solid" draw:fill-color="#000000" draw:textarea-horizontal-align="justify" draw:textarea-vertical-align="middle" draw:auto-grow-height="false" fo:min-height="4.23cm" fo:min-width="0.48cm" fo:padding-top="0.135cm" fo:padding-bottom="0.135cm" fo:padding-left="0.26cm" fo:padding-right="0.26cm"/>
    </style:style>
    <style:style style:name="gr43" style:family="graphic" style:parent-style-name="standard">
      <style:graphic-properties svg:stroke-width="0.018cm" svg:stroke-color="#000000" draw:marker-start-width="0.228cm" draw:marker-end-width="0.228cm" draw:fill="solid" draw:fill-color="#ffff00" draw:textarea-horizontal-align="justify" draw:textarea-vertical-align="middle" draw:auto-grow-height="false" fo:min-height="4.23cm" fo:min-width="0.48cm" fo:padding-top="0.135cm" fo:padding-bottom="0.135cm" fo:padding-left="0.26cm" fo:padding-right="0.26cm"/>
    </style:style>
    <style:style style:name="gr44" style:family="graphic" style:parent-style-name="standard">
      <style:graphic-properties svg:stroke-width="0.018cm" svg:stroke-color="#000000" draw:marker-start-width="0.228cm" draw:marker-end-width="0.228cm" draw:fill="solid" draw:fill-color="#ff0000" draw:textarea-horizontal-align="justify" draw:textarea-vertical-align="middle" draw:auto-grow-height="false" fo:min-height="1.189cm" fo:min-width="0cm" fo:padding-top="0.135cm" fo:padding-bottom="0.135cm" fo:padding-left="0.26cm" fo:padding-right="0.26cm"/>
    </style:style>
    <style:style style:name="gr45" style:family="graphic" style:parent-style-name="standard">
      <style:graphic-properties svg:stroke-width="0.018cm" svg:stroke-color="#000000" draw:marker-start-width="0.228cm" draw:marker-end-width="0.228cm" draw:fill="solid" draw:fill-color="#00cc00" draw:textarea-horizontal-align="justify" draw:textarea-vertical-align="middle" draw:auto-grow-height="false" fo:min-height="4.23cm" fo:min-width="0.48cm" fo:padding-top="0.135cm" fo:padding-bottom="0.135cm" fo:padding-left="0.26cm" fo:padding-right="0.26cm"/>
    </style:style>
    <style:style style:name="gr46" style:family="graphic" style:parent-style-name="standard">
      <style:graphic-properties svg:stroke-width="0.018cm" svg:stroke-color="#000000" draw:marker-start-width="0.228cm" draw:marker-end-width="0.228cm" draw:fill-color="#ff0000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draw:stroke="none" svg:stroke-width="0.018cm" draw:marker-start-width="0.227cm" draw:marker-end-width="0.227cm" draw:fill-color="#000000" draw:textarea-vertical-align="middle"/>
    </style:style>
    <style:style style:name="gr48" style:family="graphic" style:parent-style-name="standard">
      <style:graphic-properties svg:stroke-width="0.018cm" svg:stroke-color="#000000" draw:marker-start-width="0.228cm" draw:marker-end-width="0.228cm" draw:fill-color="#ffff00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svg:stroke-width="0.018cm" svg:stroke-color="#000000" draw:marker-start-width="0.228cm" draw:marker-end-width="0.228cm" draw:fill-color="#0000ff" draw:textarea-vertical-align="middle" fo:padding-top="0.135cm" fo:padding-bottom="0.135cm" fo:padding-left="0.26cm" fo:padding-right="0.26cm"/>
    </style:style>
    <style:style style:name="gr50" style:family="graphic" style:parent-style-name="standard">
      <style:graphic-properties svg:stroke-width="0.018cm" svg:stroke-color="#000000" draw:marker-start-width="0.228cm" draw:marker-end-width="0.228cm" draw:fill-color="#00cc00" draw:textarea-vertical-align="middle" fo:padding-top="0.135cm" fo:padding-bottom="0.135cm" fo:padding-left="0.26cm" fo:padding-right="0.26cm"/>
    </style:style>
    <style:style style:name="gr51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934cm" fo:min-width="0.684cm" fo:padding-top="0.135cm" fo:padding-bottom="0.135cm" fo:padding-left="0.26cm" fo:padding-right="0.26cm"/>
    </style:style>
    <style:style style:name="gr52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694cm" fo:min-width="0.444cm" fo:padding-top="0.135cm" fo:padding-bottom="0.135cm" fo:padding-left="0.26cm" fo:padding-right="0.26cm"/>
    </style:style>
    <style:style style:name="gr53" style:family="graphic" style:parent-style-name="standard">
      <style:graphic-properties svg:stroke-width="0.018cm" svg:stroke-color="#000000" draw:marker-start-width="0.228cm" draw:marker-end-width="0.228cm" draw:fill="solid" draw:fill-color="#0000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4" style:family="graphic" style:parent-style-name="standard">
      <style:graphic-properties svg:stroke-width="0.018cm" svg:stroke-color="#000000" draw:marker-start-width="0.228cm" draw:marker-end-width="0.228cm" draw:fill="solid" draw:fill-color="#000000" draw:textarea-horizontal-align="justify" draw:textarea-vertical-align="middle" draw:auto-grow-height="false" fo:min-height="0.496cm" fo:min-width="0cm" fo:padding-top="0.135cm" fo:padding-bottom="0.135cm" fo:padding-left="0.26cm" fo:padding-right="0.26cm"/>
    </style:style>
    <style:style style:name="gr55" style:family="graphic" style:parent-style-name="standard">
      <style:graphic-properties svg:stroke-width="0.018cm" svg:stroke-color="#000000" draw:marker-start-width="0.228cm" draw:marker-end-width="0.228cm" draw:fill="solid" draw:fill-color="#ffff00" draw:textarea-horizontal-align="justify" draw:textarea-vertical-align="middle" draw:auto-grow-height="false" fo:min-height="0.495cm" fo:min-width="0cm" fo:padding-top="0.135cm" fo:padding-bottom="0.135cm" fo:padding-left="0.26cm" fo:padding-right="0.26cm"/>
    </style:style>
    <style:style style:name="gr56" style:family="graphic" style:parent-style-name="standard">
      <style:graphic-properties svg:stroke-width="0.018cm" svg:stroke-color="#000000" draw:marker-start-width="0.228cm" draw:marker-end-width="0.228cm" draw:fill="solid" draw:fill-color="#ff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7" style:family="graphic" style:parent-style-name="standard">
      <style:graphic-properties svg:stroke-width="0.018cm" svg:stroke-color="#000000" draw:marker-start-width="0.228cm" draw:marker-end-width="0.228cm" draw:fill="solid" draw:fill-color="#00cc00" draw:textarea-horizontal-align="justify" draw:textarea-vertical-align="middle" draw:auto-grow-height="false" fo:min-height="0.496cm" fo:min-width="0cm" fo:padding-top="0.135cm" fo:padding-bottom="0.135cm" fo:padding-left="0.26cm" fo:padding-right="0.26cm"/>
    </style:style>
    <style:style style:name="gr58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432cm" fo:min-width="0.181cm" fo:padding-top="0.135cm" fo:padding-bottom="0.135cm" fo:padding-left="0.26cm" fo:padding-right="0.26cm"/>
    </style:style>
    <style:style style:name="gr59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293cm" fo:min-width="0.043cm" fo:padding-top="0.135cm" fo:padding-bottom="0.135cm" fo:padding-left="0.26cm" fo:padding-right="0.26cm"/>
    </style:style>
    <style:style style:name="gr60" style:family="graphic" style:parent-style-name="standard">
      <style:graphic-properties svg:stroke-width="0.018cm" svg:stroke-color="#000000" draw:marker-start-width="0.228cm" draw:marker-end-width="0.228cm" draw:fill="solid" draw:fill-color="#000000" draw:textarea-horizontal-align="justify" draw:textarea-vertical-align="middle" draw:auto-grow-height="false" fo:min-height="0.176cm" fo:min-width="0cm" fo:padding-top="0.135cm" fo:padding-bottom="0.135cm" fo:padding-left="0.26cm" fo:padding-right="0.26cm"/>
    </style:style>
    <style:style style:name="gr61" style:family="graphic" style:parent-style-name="standard">
      <style:graphic-properties svg:stroke-width="0.018cm" svg:stroke-color="#000000" draw:marker-start-width="0.228cm" draw:marker-end-width="0.228cm" draw:fill="solid" draw:fill-color="#ffff00" draw:textarea-horizontal-align="justify" draw:textarea-vertical-align="middle" draw:auto-grow-height="false" fo:min-height="0.176cm" fo:min-width="0cm" fo:padding-top="0.135cm" fo:padding-bottom="0.135cm" fo:padding-left="0.26cm" fo:padding-right="0.26cm"/>
    </style:style>
    <style:style style:name="gr62" style:family="graphic" style:parent-style-name="standard">
      <style:graphic-properties svg:stroke-width="0.018cm" svg:stroke-color="#000000" draw:marker-start-width="0.228cm" draw:marker-end-width="0.228cm" draw:fill="solid" draw:fill-color="#000000" draw:textarea-horizontal-align="justify" draw:textarea-vertical-align="middle" draw:auto-grow-height="false" fo:min-height="0.177cm" fo:min-width="0cm" fo:padding-top="0.135cm" fo:padding-bottom="0.135cm" fo:padding-left="0.26cm" fo:padding-right="0.26cm"/>
    </style:style>
    <style:style style:name="gr63" style:family="graphic" style:parent-style-name="standard">
      <style:graphic-properties svg:stroke-width="0.018cm" svg:stroke-color="#000000" draw:marker-start-width="0.228cm" draw:marker-end-width="0.228cm" draw:fill="solid" draw:fill-color="#00cc00" draw:textarea-horizontal-align="justify" draw:textarea-vertical-align="middle" draw:auto-grow-height="false" fo:min-height="0.177cm" fo:min-width="0cm" fo:padding-top="0.135cm" fo:padding-bottom="0.135cm" fo:padding-left="0.26cm" fo:padding-right="0.26cm"/>
    </style:style>
    <style:style style:name="gr64" style:family="graphic" style:parent-style-name="standard">
      <style:graphic-properties draw:fill-color="#b2b2b2" draw:textarea-horizontal-align="justify" draw:textarea-vertical-align="middle" draw:auto-grow-height="false" fo:min-height="9.5cm" fo:min-width="7.8cm"/>
    </style:style>
    <style:style style:name="gr65" style:family="graphic" style:parent-style-name="standard">
      <style:graphic-properties svg:stroke-width="0.212cm" svg:stroke-color="#000000" draw:marker-start-width="0.518cm" draw:marker-end-width="0.518cm" draw:fill="none" draw:fill-color="#ffffff" draw:textarea-vertical-align="middle" fo:padding-top="0.231cm" fo:padding-bottom="0.231cm" fo:padding-left="0.356cm" fo:padding-right="0.356cm"/>
    </style:style>
    <style:style style:name="gr66" style:family="graphic" style:parent-style-name="standard">
      <style:graphic-properties draw:stroke="none" draw:fill-color="#b2b2b2" draw:textarea-horizontal-align="justify" draw:textarea-vertical-align="middle" draw:auto-grow-height="false" fo:min-height="6.15cm" fo:min-width="24.5cm"/>
    </style:style>
    <style:style style:name="gr67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3.88cm" fo:min-width="3.63cm" fo:padding-top="0.204cm" fo:padding-bottom="0.204cm" fo:padding-left="0.329cm" fo:padding-right="0.329cm"/>
    </style:style>
    <style:style style:name="gr68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3.023cm" fo:min-width="2.773cm" fo:padding-top="0.204cm" fo:padding-bottom="0.204cm" fo:padding-left="0.329cm" fo:padding-right="0.329cm"/>
    </style:style>
    <style:style style:name="gr69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0.476cm" fo:min-width="0cm" fo:padding-top="0.204cm" fo:padding-bottom="0.204cm" fo:padding-left="0.329cm" fo:padding-right="0.329cm"/>
    </style:style>
    <style:style style:name="gr70" style:family="graphic" style:parent-style-name="standard">
      <style:graphic-properties svg:stroke-width="0.159cm" svg:stroke-color="#dddddd" draw:marker-start-width="0.518cm" draw:marker-end-width="0.518cm" draw:fill="solid" draw:fill-color="#dddddd" draw:textarea-horizontal-align="justify" draw:textarea-vertical-align="middle" draw:auto-grow-height="false" fo:min-height="2.321cm" fo:min-width="0cm" fo:padding-top="0.204cm" fo:padding-bottom="0.204cm" fo:padding-left="0.329cm" fo:padding-right="0.329cm"/>
    </style:style>
    <style:style style:name="gr71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2.321cm" fo:min-width="0cm" fo:padding-top="0.204cm" fo:padding-bottom="0.204cm" fo:padding-left="0.329cm" fo:padding-right="0.329cm"/>
    </style:style>
    <style:style style:name="gr72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2.32cm" fo:min-width="0cm" fo:padding-top="0.204cm" fo:padding-bottom="0.204cm" fo:padding-left="0.329cm" fo:padding-right="0.329cm"/>
    </style:style>
    <style:style style:name="gr73" style:family="graphic" style:parent-style-name="standard">
      <style:graphic-properties svg:stroke-width="0.159cm" svg:stroke-color="#dddddd" draw:marker-start-width="0.518cm" draw:marker-end-width="0.518cm" draw:fill="none" draw:fill-color="#ffffff" draw:textarea-vertical-align="middle" fo:padding-top="0.204cm" fo:padding-bottom="0.204cm" fo:padding-left="0.329cm" fo:padding-right="0.329cm"/>
    </style:style>
    <style:style style:name="gr74" style:family="graphic" style:parent-style-name="standard">
      <style:graphic-properties draw:stroke="none" svg:stroke-width="0.159cm" svg:stroke-color="#dddddd" draw:fill-color="#dddddd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0000ff"/>
      <style:paragraph-properties fo:text-align="center"/>
    </style:style>
    <style:style style:name="P10" style:family="paragraph">
      <loext:graphic-properties draw:fill="solid" draw:fill-color="#0000ff"/>
      <style:paragraph-properties fo:text-align="center"/>
    </style:style>
    <style:style style:name="P11" style:family="paragraph">
      <loext:graphic-properties draw:fill="solid" draw:fill-color="#ffff00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-color="#dddddd"/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cm" svg:height="10cm" svg:x="7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8cm" svg:x="8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1cm" svg:height="4.5cm" draw:transform="rotate (0.785398163397448) translate (8.743cm 4.64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1.214cm 4.642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0.785398163397448) translate (11.214cm 8.527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5.108cm 7.11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1cm" svg:height="4.5cm" draw:transform="rotate (2.35619449019234) translate (8.779cm 10.9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2.663cm 10.97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2.35619449019234) translate (12.663cm 8.49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5.143cm 7.07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polygon draw:style-name="gr6" draw:text-style-name="P3" draw:layer="layout" svg:width="2.049cm" svg:height="7.049cm" svg:x="11.05cm" svg:y="0.9cm" svg:viewBox="0 0 2050 7050" draw:points="1000,7050 2050,6050 1000,0 0,6050">
          <text:p/>
        </draw:polygon>
        <draw:polygon draw:style-name="gr7" draw:text-style-name="P4" draw:layer="layout" svg:width="0.949cm" svg:height="6.799cm" svg:x="11.15cm" svg:y="1.1cm" svg:viewBox="0 0 950 6800" draw:points="950,6800 950,0 0,5800 0,5850">
          <text:p/>
        </draw:polygon>
        <draw:polygon draw:style-name="gr6" draw:text-style-name="P3" draw:layer="layout" svg:width="2.049cm" svg:height="7.049cm" draw:transform="rotate (-3.14159265358979) translate (13.05cm 15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<text:p/>
        </draw:polygon>
        <draw:polygon draw:style-name="gr6" draw:text-style-name="P3" draw:layer="layout" svg:width="2.049cm" svg:height="7.049cm" draw:transform="rotate (1.5707963267949) translate (5.05cm 8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1.5707963267949) translate (5.25cm 8.8cm)" svg:viewBox="0 0 950 6800" draw:points="950,6800 950,0 0,5800 0,5850">
          <text:p/>
        </draw:polygon>
        <draw:polygon draw:style-name="gr6" draw:text-style-name="P3" draw:layer="layout" svg:width="2.049cm" svg:height="7.049cm" draw:transform="rotate (-1.5707963267949) translate (19.15cm 6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1.5707963267949) translate (18.95cm 7cm)" svg:viewBox="0 0 950 6800" draw:points="950,6800 950,0 0,5800 0,5850">
          <text:p/>
        </draw:polygon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" draw:text-style-name="P1" draw:layer="layout" svg:width="10cm" svg:height="10cm" svg:x="7cm" svg:y="2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8cm" svg:height="8cm" svg:x="8cm" svg:y="3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833cm" svg:height="5.001cm" draw:transform="rotate (2.35619449019234) translate (7.94cm 12.11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" draw:text-style-name="P6" draw:layer="layout" svg:width="0.834cm" svg:height="0.791cm" draw:transform="skewX (0.00122173047639581) rotate (-2.35619449019234) translate (12.035cm 7.985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12" draw:text-style-name="P4" draw:layer="layout" svg:width="0.833cm" svg:height="5.001cm" draw:transform="rotate (-2.35619449019234) translate (12.065cm 12.111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13" draw:text-style-name="P4" draw:layer="layout" svg:width="0.833cm" svg:height="0.791cm" draw:transform="rotate (2.35619449019234) translate (12.066cm 9.164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14" draw:text-style-name="P7" draw:layer="layout" svg:width="0.833cm" svg:height="5.001cm" draw:transform="rotate (-0.785398163397448) translate (16.131cm 3.9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5" draw:text-style-name="P7" draw:layer="layout" svg:width="0.833cm" svg:height="0.791cm" draw:transform="rotate (0.785398163397448) translate (12.038cm 8.045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12" draw:text-style-name="P4" draw:layer="layout" svg:width="0.833cm" svg:height="5.001cm" draw:transform="skewX (0.000174532925199252) rotate (0.785398163397448) translate (12.005cm 3.92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16" draw:text-style-name="P4" draw:layer="layout" svg:width="0.834cm" svg:height="0.791cm" draw:transform="skewX (-0.00122173047639607) rotate (-0.785398163397448) translate (12.003cm 6.865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17" draw:text-style-name="P8" draw:layer="layout" svg:width="0.833cm" svg:height="5.001cm" draw:transform="rotate (-2.35619449019234) translate (16.13cm 12.1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8" draw:text-style-name="P8" draw:layer="layout" svg:width="0.834cm" svg:height="0.791cm" draw:transform="skewX (-0.00122173047639607) rotate (2.35619449019234) translate (12.035cm 9.163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12" draw:text-style-name="P4" draw:layer="layout" svg:width="0.833cm" svg:height="5.001cm" draw:transform="rotate (2.35619449019234) translate (13.182cm 12.109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16" draw:text-style-name="P4" draw:layer="layout" svg:width="0.834cm" svg:height="0.791cm" draw:transform="skewX (-0.00122173047639607) rotate (-2.35619449019234) translate (13.185cm 7.984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19" draw:text-style-name="P9" draw:layer="layout" svg:width="0.833cm" svg:height="5.001cm" draw:transform="rotate (0.785398163397448) translate (7.939cm 3.91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9" draw:layer="layout" svg:width="0.833cm" svg:height="0.791cm" draw:transform="rotate (-0.785398163397448) translate (12.034cm 6.864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12" draw:text-style-name="P4" draw:layer="layout" svg:width="0.833cm" svg:height="5.001cm" draw:transform="skewX (0.000174532925199364) rotate (-0.785398163397448) translate (10.885cm 3.919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16" draw:text-style-name="P4" draw:layer="layout" svg:width="0.834cm" svg:height="0.791cm" draw:transform="skewX (0.00122173047639581) rotate (0.785398163397448) translate (10.886cm 8.045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21" draw:text-style-name="P6" draw:layer="layout" svg:width="1cm" svg:height="6cm" svg:x="12.099cm" svg:y="1.0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" draw:text-style-name="P6" draw:layer="layout" svg:width="1cm" svg:height="0.949cm" svg:x="12.1cm" svg:y="7.049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23" draw:text-style-name="P4" draw:layer="layout" svg:width="1cm" svg:height="6cm" svg:x="11.099cm" svg:y="1.051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24" draw:text-style-name="P4" draw:layer="layout" svg:width="1cm" svg:height="0.949cm" svg:x="11.098cm" svg:y="7.05cm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25" draw:text-style-name="P7" draw:layer="layout" svg:width="1cm" svg:height="6cm" draw:transform="rotate (-3.14159265358979) translate (12.15cm 14.9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7" draw:layer="layout" svg:width="1cm" svg:height="0.949cm" draw:transform="rotate (-3.14159265358979) translate (12.098cm 8.95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23" draw:text-style-name="P4" draw:layer="layout" svg:width="1cm" svg:height="6cm" draw:transform="rotate (-3.14159265358979) translate (13.099cm 14.949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24" draw:text-style-name="P4" draw:layer="layout" svg:width="1cm" svg:height="0.949cm" draw:transform="rotate (-3.14159265358979) translate (13.101cm 8.948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27" draw:text-style-name="P8" draw:layer="layout" svg:width="1cm" svg:height="6cm" draw:transform="rotate (1.5707963267949) translate (5.151cm 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8" draw:layer="layout" svg:width="1cm" svg:height="0.949cm" draw:transform="rotate (-1.5707963267949) translate (12.1cm 6.999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23" draw:text-style-name="P4" draw:layer="layout" svg:width="1cm" svg:height="6cm" draw:transform="rotate (-1.5707963267949) translate (11.152cm 8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24" draw:text-style-name="P4" draw:layer="layout" svg:width="1cm" svg:height="0.949cm" draw:transform="rotate (1.5707963267949) translate (11.151cm 9.001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  <draw:custom-shape draw:style-name="gr29" draw:text-style-name="P9" draw:layer="layout" svg:width="1cm" svg:height="6cm" draw:transform="rotate (-1.5707963267949) translate (19.05cm 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0" draw:text-style-name="P9" draw:layer="layout" svg:width="1cm" svg:height="0.949cm" draw:transform="rotate (1.5707963267949) translate (12.103cm 9.001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23" draw:text-style-name="P4" draw:layer="layout" svg:width="1cm" svg:height="6cm" draw:transform="rotate (1.5707963267949) translate (13.05cm 8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24" draw:text-style-name="P4" draw:layer="layout" svg:width="1cm" svg:height="0.949cm" draw:transform="rotate (-1.5707963267949) translate (13.049cm 6.998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10cm" svg:height="10cm" svg:x="7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8cm" svg:x="8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cm" svg:height="4.5cm" draw:transform="rotate (0.785398163397448) translate (8.743cm 4.64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0.785398163397448) translate (11.214cm 4.642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1" draw:layer="layout" svg:width="1cm" svg:height="4.5cm" draw:transform="rotate (0.785398163397448) translate (11.214cm 8.52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0.785398163397448) translate (15.108cm 7.112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2" draw:layer="layout" svg:width="1cm" svg:height="4.5cm" draw:transform="rotate (2.35619449019234) translate (8.779cm 10.971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2.35619449019235) translate (12.663cm 10.971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3" draw:layer="layout" svg:width="1cm" svg:height="4.5cm" draw:transform="rotate (2.35619449019234) translate (12.663cm 8.4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2.35619449019235) translate (15.143cm 7.077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polygon draw:style-name="gr35" draw:text-style-name="P6" draw:layer="layout" svg:width="2.049cm" svg:height="7.049cm" svg:x="11.05cm" svg:y="0.9cm" svg:viewBox="0 0 2050 7050" draw:points="1000,7050 2050,6050 1000,0 0,6050">
          <text:p/>
        </draw:polygon>
        <draw:polygon draw:style-name="gr7" draw:text-style-name="P4" draw:layer="layout" svg:width="0.949cm" svg:height="6.799cm" svg:x="11.15cm" svg:y="1.1cm" svg:viewBox="0 0 950 6800" draw:points="950,6800 950,0 0,5800 0,5850">
          <text:p/>
        </draw:polygon>
        <draw:polygon draw:style-name="gr36" draw:text-style-name="P13" draw:layer="layout" svg:width="2.049cm" svg:height="7.049cm" draw:transform="rotate (-3.14159265358979) translate (13.05cm 15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<text:p/>
        </draw:polygon>
        <draw:polygon draw:style-name="gr37" draw:text-style-name="P8" draw:layer="layout" svg:width="2.049cm" svg:height="7.049cm" draw:transform="rotate (1.5707963267949) translate (5.05cm 8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1.5707963267949) translate (5.25cm 8.8cm)" svg:viewBox="0 0 950 6800" draw:points="950,6800 950,0 0,5800 0,5850">
          <text:p/>
        </draw:polygon>
        <draw:polygon draw:style-name="gr38" draw:text-style-name="P9" draw:layer="layout" svg:width="2.049cm" svg:height="7.049cm" draw:transform="rotate (-1.5707963267949) translate (19.15cm 6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1.5707963267949) translate (18.95cm 7cm)" svg:viewBox="0 0 950 6800" draw:points="950,6800 950,0 0,5800 0,5850">
          <text:p/>
        </draw:polygon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g>
          <draw:custom-shape draw:style-name="gr39" draw:text-style-name="P1" draw:layer="layout" svg:width="10cm" svg:height="10cm" svg:x="14.8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8cm" svg:height="8cm" svg:x="15.85cm" svg:y="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0" draw:layer="layout" svg:width="1cm" svg:height="4.5cm" draw:transform="rotate (0.785398163397448) translate (16.593cm 4.69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2" draw:layer="layout" svg:width="1cm" svg:height="4.5cm" draw:transform="rotate (-0.785398163397448) translate (19.064cm 4.692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3" draw:text-style-name="P11" draw:layer="layout" svg:width="1cm" svg:height="4.5cm" draw:transform="rotate (0.785398163397448) translate (19.064cm 8.577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2" draw:layer="layout" svg:width="1cm" svg:height="4.5cm" draw:transform="rotate (-0.785398163397448) translate (22.958cm 7.16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2" draw:layer="layout" svg:width="1cm" svg:height="4.5cm" draw:transform="rotate (2.35619449019234) translate (16.629cm 11.02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2" draw:layer="layout" svg:width="1cm" svg:height="4.5cm" draw:transform="rotate (-2.35619449019235) translate (20.513cm 11.02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13" draw:layer="layout" svg:width="1cm" svg:height="4.5cm" draw:transform="rotate (2.35619449019234) translate (20.513cm 8.54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2" draw:layer="layout" svg:width="1cm" svg:height="4.5cm" draw:transform="rotate (-2.35619449019235) translate (22.993cm 7.12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polygon draw:style-name="gr46" draw:text-style-name="P6" draw:layer="layout" svg:width="2.049cm" svg:height="7.049cm" draw:transform="rotate (0.0174532925199433) translate (18.8386363797733cm 1.01842559117193cm)" svg:viewBox="0 0 2050 7050" draw:points="1000,7050 2050,6050 1000,0 0,6050">
            <text:p/>
          </draw:polygon>
          <draw:polygon draw:style-name="gr47" draw:text-style-name="P4" draw:layer="layout" svg:width="0.999cm" svg:height="7.049cm" draw:transform="rotate (0.0174532925199433) translate (18.8386363797733cm 1.01842559117193cm)" svg:viewBox="0 0 1000 7050" draw:points="1000,7050 1000,0 0,6050">
            <text:p/>
          </draw:polygon>
          <draw:polygon draw:style-name="gr48" draw:text-style-name="P8" draw:layer="layout" svg:width="2.049cm" svg:height="7.049cm" draw:transform="rotate (1.5707963267949) translate (12.95cm 9.05cm)" svg:viewBox="0 0 2050 7050" draw:points="1000,7050 2050,6050 1000,0 0,6050">
            <text:p/>
          </draw:polygon>
          <draw:polygon draw:style-name="gr47" draw:text-style-name="P4" draw:layer="layout" svg:width="0.999cm" svg:height="7.049cm" draw:transform="rotate (1.5707963267949) translate (12.9cm 9.05cm)" svg:viewBox="0 0 1000 7050" draw:points="1000,7050 1000,0 0,6050">
            <text:p/>
          </draw:polygon>
          <draw:polygon draw:style-name="gr49" draw:text-style-name="P9" draw:layer="layout" svg:width="2.049cm" svg:height="7.049cm" draw:transform="rotate (-1.5707963267949) translate (26.95cm 7.05cm)" svg:viewBox="0 0 2050 7050" draw:points="1000,7050 2050,6050 1000,0 0,6050">
            <text:p/>
          </draw:polygon>
          <draw:polygon draw:style-name="gr47" draw:text-style-name="P4" draw:layer="layout" svg:width="0.999cm" svg:height="7.049cm" draw:transform="rotate (-1.5707963267949) translate (26.95cm 7.05cm)" svg:viewBox="0 0 1000 7050" draw:points="1000,7050 1000,0 0,6050">
            <text:p/>
          </draw:polygon>
          <draw:polygon draw:style-name="gr50" draw:text-style-name="P7" draw:layer="layout" svg:width="2.049cm" svg:height="7.049cm" draw:transform="rotate (-3.14159265358979) translate (20.95cm 15.1cm)" svg:viewBox="0 0 2050 7050" draw:points="1000,7050 2050,6050 1000,0 0,6050">
            <text:p/>
          </draw:polygon>
          <draw:polygon draw:style-name="gr47" draw:text-style-name="P4" draw:layer="layout" svg:width="0.999cm" svg:height="7.049cm" draw:transform="rotate (-3.14159265358979) translate (20.95cm 15.1cm)" svg:viewBox="0 0 1000 7050" draw:points="1000,7050 1000,0 0,6050">
            <text:p/>
          </draw:polygon>
        </draw:g>
        <draw:g>
          <draw:custom-shape draw:style-name="gr51" draw:text-style-name="P1" draw:layer="layout" svg:width="1.702cm" svg:height="1.702cm" svg:x="3.191cm" svg:y="1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" draw:layer="layout" svg:width="1.362cm" svg:height="1.362cm" svg:x="3.361cm" svg:y="1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0.17cm" svg:height="0.765cm" draw:transform="rotate (0.785398163397448) translate (3.488cm 1.62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" draw:text-style-name="P2" draw:layer="layout" svg:width="0.17cm" svg:height="0.766cm" draw:transform="skewX (0.0012217304763959) rotate (-0.785398163397448) translate (3.907cm 1.629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5" draw:text-style-name="P11" draw:layer="layout" svg:width="0.17cm" svg:height="0.765cm" draw:transform="skewX (0.0038397243543875) rotate (0.785398163397448) translate (3.908cm 2.29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" draw:text-style-name="P2" draw:layer="layout" svg:width="0.17cm" svg:height="0.766cm" draw:transform="skewX (0.0012217304763959) rotate (-0.785398163397448) translate (4.571cm 2.04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6" draw:text-style-name="P12" draw:layer="layout" svg:width="0.17cm" svg:height="0.765cm" draw:transform="rotate (2.35619449019234) translate (3.494cm 2.70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" draw:text-style-name="P2" draw:layer="layout" svg:width="0.17cm" svg:height="0.766cm" draw:transform="skewX (0.0012217304763959) rotate (-2.35619449019234) translate (4.155cm 2.706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7" draw:text-style-name="P13" draw:layer="layout" svg:width="0.17cm" svg:height="0.766cm" draw:transform="skewX (-0.00523598775598315) rotate (2.35619449019234) translate (4.154cm 2.284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" draw:text-style-name="P2" draw:layer="layout" svg:width="0.17cm" svg:height="0.766cm" draw:transform="skewX (0.00383972435438741) rotate (-2.35619449019234) translate (4.577cm 2.04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polygon draw:style-name="gr46" draw:text-style-name="P6" draw:layer="layout" svg:width="0.348cm" svg:height="1.199cm" draw:transform="rotate (0.0171042266695444) translate (3.87017802224755cm 1.00389950034911cm)" svg:viewBox="0 0 349 1200" draw:points="170,1200 349,1029 170,0 0,1029">
            <text:p/>
          </draw:polygon>
          <draw:polygon draw:style-name="gr47" draw:text-style-name="P4" draw:layer="layout" svg:width="0.169cm" svg:height="1.199cm" draw:transform="rotate (0.0172787595947439) translate (3.86999888110812cm 1.00393223515967cm)" svg:viewBox="0 0 170 1200" draw:points="170,1200 170,0 0,1029">
            <text:p/>
          </draw:polygon>
          <draw:polygon draw:style-name="gr48" draw:text-style-name="P8" draw:layer="layout" svg:width="0.348cm" svg:height="1.199cm" draw:transform="rotate (1.5707963267949) translate (2.86784523725087cm 2.37056883466913cm)" svg:viewBox="0 0 349 1200" draw:points="170,1200 349,1029 170,0 0,1029">
            <text:p/>
          </draw:polygon>
          <draw:polygon draw:style-name="gr47" draw:text-style-name="P4" draw:layer="layout" svg:width="0.169cm" svg:height="1.199cm" draw:transform="rotate (1.5707963267949) translate (2.85933754166962cm 2.37056883466913cm)" svg:viewBox="0 0 170 1200" draw:points="170,1200 170,0 0,1029">
            <text:p/>
          </draw:polygon>
          <draw:polygon draw:style-name="gr49" draw:text-style-name="P9" draw:layer="layout" svg:width="0.348cm" svg:height="1.199cm" draw:transform="rotate (-1.5707963267949) translate (5.25cm 2.03026101141925cm)" svg:viewBox="0 0 349 1200" draw:points="170,1200 349,1029 170,0 0,1029">
            <text:p/>
          </draw:polygon>
          <draw:polygon draw:style-name="gr47" draw:text-style-name="P4" draw:layer="layout" svg:width="0.169cm" svg:height="1.199cm" draw:transform="rotate (-1.5707963267949) translate (5.25cm 2.03026101141925cm)" svg:viewBox="0 0 170 1200" draw:points="170,1200 170,0 0,1029">
            <text:p/>
          </draw:polygon>
          <draw:polygon draw:style-name="gr50" draw:text-style-name="P7" draw:layer="layout" svg:width="0.348cm" svg:height="1.199cm" draw:transform="rotate (-3.14159265358979) translate (4.22907653025037cm 3.4cm)" svg:viewBox="0 0 349 1200" draw:points="170,1200 349,1029 170,0 0,1029">
            <text:p/>
          </draw:polygon>
          <draw:polygon draw:style-name="gr47" draw:text-style-name="P4" draw:layer="layout" svg:width="0.169cm" svg:height="1.199cm" draw:transform="rotate (-3.14159265358979) translate (4.22907653025037cm 3.4cm)" svg:viewBox="0 0 170 1200" draw:points="170,1200 170,0 0,1029">
            <text:p/>
          </draw:polygon>
        </draw:g>
        <draw:g>
          <draw:custom-shape draw:style-name="gr58" draw:text-style-name="P1" draw:layer="layout" svg:width="0.991cm" svg:height="0.992cm" svg:x="8cm" svg:y="1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" draw:layer="layout" svg:width="0.795cm" svg:height="0.795cm" svg:x="8.098cm" svg:y="1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0" draw:layer="layout" svg:width="0.1cm" svg:height="0.447cm" draw:transform="skewX (-0.0066322511575784) rotate (0.785398163397448) translate (8.172cm 1.3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2" draw:layer="layout" svg:width="0.099cm" svg:height="0.446cm" draw:transform="skewX (0.00226892802759258) rotate (-0.785398163397448) translate (8.416cm 1.367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1" draw:text-style-name="P11" draw:layer="layout" svg:width="0.1cm" svg:height="0.445cm" draw:transform="skewX (-0.00226892802759262) rotate (0.785398163397448) translate (8.416cm 1.754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2" draw:text-style-name="P2" draw:layer="layout" svg:width="0.098cm" svg:height="0.447cm" draw:transform="skewX (-0.00453785605518531) rotate (-0.785398163397448) translate (8.804cm 1.61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6" draw:text-style-name="P12" draw:layer="layout" svg:width="0.099cm" svg:height="0.445cm" draw:transform="rotate (2.35619449019234) translate (8.176cm 1.99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2" draw:layer="layout" svg:width="0.098cm" svg:height="0.445cm" draw:transform="skewX (-0.00453785605518531) rotate (-2.35619449019234) translate (8.56cm 1.99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3" draw:layer="layout" svg:width="0.1cm" svg:height="0.447cm" draw:transform="skewX (-0.0066322511575784) rotate (2.35619449019234) translate (8.561cm 1.749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2" draw:text-style-name="P2" draw:layer="layout" svg:width="0.099cm" svg:height="0.447cm" draw:transform="rotate (-2.35619449019235) translate (8.807cm 1.60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polygon draw:style-name="gr46" draw:text-style-name="P6" draw:layer="layout" svg:width="0.202cm" svg:height="0.699cm" draw:transform="skewX (0.00279252680319093) rotate (0.0197222205475359) translate (8.39545264917454cm 1.00294799554746cm)" svg:viewBox="0 0 203 700" draw:points="99,700 203,601 99,0 0,600">
            <text:p/>
          </draw:polygon>
          <draw:polygon draw:style-name="gr47" draw:text-style-name="P4" draw:layer="layout" svg:width="0.098cm" svg:height="0.699cm" draw:transform="skewX (0.00279252680319093) rotate (0.0200712863979348) translate (8.39524381326408cm 1.0029867218003cm)" svg:viewBox="0 0 99 700" draw:points="99,700 99,0 0,600">
            <text:p/>
          </draw:polygon>
          <draw:polygon draw:style-name="gr48" draw:text-style-name="P8" draw:layer="layout" svg:width="0.202cm" svg:height="0.699cm" draw:transform="rotate (1.5707963267949) translate (7.81082346265693cm 1.79967728207674cm)" svg:viewBox="0 0 203 700" draw:points="99,700 203,600 99,0 0,600">
            <text:p/>
          </draw:polygon>
          <draw:polygon draw:style-name="gr47" draw:text-style-name="P4" draw:layer="layout" svg:width="0.098cm" svg:height="0.699cm" draw:transform="rotate (1.5707963267949) translate (7.8058621178807cm 1.79967728207674cm)" svg:viewBox="0 0 99 700" draw:points="99,700 99,0 0,600">
            <text:p/>
          </draw:polygon>
          <draw:polygon draw:style-name="gr49" draw:text-style-name="P9" draw:layer="layout" svg:width="0.202cm" svg:height="0.699cm" draw:transform="rotate (-1.5707963267949) translate (9.2cm 1.60122349102773cm)" svg:viewBox="0 0 203 700" draw:points="99,700 203,600 99,0 0,600">
            <text:p/>
          </draw:polygon>
          <draw:polygon draw:style-name="gr47" draw:text-style-name="P4" draw:layer="layout" svg:width="0.098cm" svg:height="0.699cm" draw:transform="rotate (-1.5707963267949) translate (9.2cm 1.60122349102773cm)" svg:viewBox="0 0 99 700" draw:points="99,700 99,0 0,600">
            <text:p/>
          </draw:polygon>
          <draw:polygon draw:style-name="gr50" draw:text-style-name="P7" draw:layer="layout" svg:width="0.202cm" svg:height="0.699cm" draw:transform="rotate (-3.14159265358979) translate (8.60463862685297cm 2.4cm)" svg:viewBox="0 0 203 700" draw:points="99,700 203,600 99,0 0,600">
            <text:p/>
          </draw:polygon>
          <draw:polygon draw:style-name="gr47" draw:text-style-name="P4" draw:layer="layout" svg:width="0.098cm" svg:height="0.699cm" draw:transform="rotate (-3.14159265358979) translate (8.60463862685297cm 2.4cm)" svg:viewBox="0 0 99 700" draw:points="99,700 99,0 0,600">
            <text:p/>
          </draw:polygon>
        </draw:g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64" draw:text-style-name="P14" draw:layer="layout" svg:width="8.3cm" svg:height="9.75cm" svg:x="2.35cm" svg:y="5.4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0cm" svg:height="10cm" svg:x="7cm" svg:y="2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8cm" svg:height="8cm" svg:x="8cm" svg:y="3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4.5cm" draw:transform="rotate (0.785398163397448) translate (8.743cm 4.64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1.214cm 4.642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0.785398163397448) translate (11.214cm 8.527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5.108cm 7.11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1cm" svg:height="4.5cm" draw:transform="rotate (2.35619449019234) translate (8.779cm 10.9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2.663cm 10.97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2.35619449019234) translate (12.663cm 8.49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5.143cm 7.07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polygon draw:style-name="gr65" draw:text-style-name="P15" draw:layer="layout" svg:width="2.049cm" svg:height="7.049cm" svg:x="11.05cm" svg:y="0.9cm" svg:viewBox="0 0 2050 7050" draw:points="1000,7050 2050,6050 1000,0 0,6050">
            <text:p/>
          </draw:polygon>
          <draw:polygon draw:style-name="gr7" draw:text-style-name="P4" draw:layer="layout" svg:width="0.949cm" svg:height="6.799cm" svg:x="11.15cm" svg:y="1.1cm" svg:viewBox="0 0 950 6800" draw:points="950,6800 950,0 0,5800 0,5850">
            <text:p/>
          </draw:polygon>
          <draw:polygon draw:style-name="gr65" draw:text-style-name="P15" draw:layer="layout" svg:width="2.049cm" svg:height="7.049cm" draw:transform="rotate (-3.14159265358979) translate (13.05cm 15cm)" svg:viewBox="0 0 2050 7050" draw:points="1000,7050 2050,6050 1000,0 0,6050">
            <text:p/>
          </draw:polygon>
  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  <text:p/>
          </draw:polygon>
          <draw:polygon draw:style-name="gr65" draw:text-style-name="P15" draw:layer="layout" svg:width="2.049cm" svg:height="7.049cm" draw:transform="rotate (1.5707963267949) translate (5.05cm 8.9cm)" svg:viewBox="0 0 2050 7050" draw:points="1000,7050 2050,6050 1000,0 0,6050">
            <text:p/>
          </draw:polygon>
          <draw:polygon draw:style-name="gr7" draw:text-style-name="P4" draw:layer="layout" svg:width="0.949cm" svg:height="6.799cm" draw:transform="rotate (1.5707963267949) translate (5.25cm 8.8cm)" svg:viewBox="0 0 950 6800" draw:points="950,6800 950,0 0,5800 0,5850">
            <text:p/>
          </draw:polygon>
          <draw:polygon draw:style-name="gr65" draw:text-style-name="P15" draw:layer="layout" svg:width="2.049cm" svg:height="7.049cm" draw:transform="rotate (-1.5707963267949) translate (19.15cm 6.9cm)" svg:viewBox="0 0 2050 7050" draw:points="1000,7050 2050,6050 1000,0 0,6050">
            <text:p/>
          </draw:polygon>
          <draw:polygon draw:style-name="gr7" draw:text-style-name="P4" draw:layer="layout" svg:width="0.949cm" svg:height="6.799cm" draw:transform="rotate (-1.5707963267949) translate (18.95cm 7cm)" svg:viewBox="0 0 950 6800" draw:points="950,6800 950,0 0,5800 0,5850">
            <text:p/>
          </draw:polygon>
        </draw:g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66" draw:text-style-name="P14" draw:layer="layout" svg:width="25cm" svg:height="6.4cm" svg:x="1.65cm" svg:y="-0.25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8.71cm" svg:height="8.71cm" svg:x="13.62cm" svg:y="6.37cm">
          <draw:image xlink:href="Pictures/1000020100000149000001498B85C86C7F2BF93A.png" xlink:type="simple" xlink:show="embed" xlink:actuate="onLoad">
            <text:p/>
          </draw:image>
        </draw:frame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draw:g>
          <draw:custom-shape draw:style-name="gr67" draw:text-style-name="P1" draw:layer="layout" svg:width="6.064cm" svg:height="6.064cm" svg:x="4.982cm" svg:y="7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" draw:layer="layout" svg:width="4.851cm" svg:height="4.851cm" svg:x="5.589cm" svg:y="8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" draw:layer="layout" svg:width="0.607cm" svg:height="2.729cm" draw:transform="rotate (0.785398163397448) translate (6.039cm 8.71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0" draw:text-style-name="P16" draw:layer="layout" svg:width="0.607cm" svg:height="2.729cm" draw:transform="skewX (0.000349065850398903) rotate (-0.785398163397449) translate (7.541cm 8.719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1" draw:text-style-name="P1" draw:layer="layout" svg:width="0.607cm" svg:height="2.729cm" draw:transform="skewX (-0.000349065850398903) rotate (0.785398163397448) translate (7.538cm 11.077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0" draw:text-style-name="P16" draw:layer="layout" svg:width="0.607cm" svg:height="2.729cm" draw:transform="skewX (0.000349065850398903) rotate (-0.785398163397449) translate (9.899cm 10.21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9" draw:text-style-name="P1" draw:layer="layout" svg:width="0.607cm" svg:height="2.729cm" draw:transform="rotate (2.35619449019234) translate (6.061cm 12.5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0" draw:text-style-name="P16" draw:layer="layout" svg:width="0.607cm" svg:height="2.729cm" draw:transform="skewX (0.000349065850398903) rotate (-2.35619449019235) translate (8.416cm 12.557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2" draw:text-style-name="P1" draw:layer="layout" svg:width="0.607cm" svg:height="2.728cm" draw:transform="skewX (0.00139626340159546) rotate (2.35619449019234) translate (8.417cm 11.05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0" draw:text-style-name="P16" draw:layer="layout" svg:width="0.607cm" svg:height="2.729cm" draw:transform="skewX (0.000698131700797855) rotate (-2.35619449019235) translate (9.92cm 10.19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polygon draw:style-name="gr73" draw:text-style-name="P15" draw:layer="layout" svg:width="1.242cm" svg:height="4.274cm" svg:x="7.438cm" svg:y="6.45cm" svg:viewBox="0 0 1243 4275" draw:points="606,4275 1243,3669 606,0 0,3669">
            <text:p/>
          </draw:polygon>
          <draw:polygon draw:style-name="gr74" draw:text-style-name="P17" draw:layer="layout" svg:width="0.575cm" svg:height="4.122cm" svg:x="7.499cm" svg:y="6.571cm" svg:viewBox="0 0 576 4123" draw:points="576,4123 576,0 0,3517 0,3547">
            <text:p/>
          </draw:polygon>
          <draw:polygon draw:style-name="gr73" draw:text-style-name="P15" draw:layer="layout" svg:width="1.242cm" svg:height="4.274cm" draw:transform="rotate (-3.14159265358979) translate (8.65106382978724cm 15cm)" svg:viewBox="0 0 1243 4275" draw:points="606,4275 1243,3669 606,0 0,3669">
            <text:p/>
          </draw:polygon>
          <draw:polygon draw:style-name="gr74" draw:text-style-name="P17" draw:layer="layout" svg:width="0.575cm" svg:height="4.122cm" draw:transform="rotate (-3.14159265358979) translate (8.5904255319149cm 14.8787234042553cm)" svg:viewBox="0 0 576 4123" draw:points="576,4123 576,0 0,3517 0,3547">
            <text:p/>
          </draw:polygon>
          <draw:polygon draw:style-name="gr73" draw:text-style-name="P15" draw:layer="layout" svg:width="1.242cm" svg:height="4.274cm" draw:transform="rotate (1.5707963267949) translate (3.8cm 11.3010638297872cm)" svg:viewBox="0 0 1243 4275" draw:points="606,4275 1243,3669 606,0 0,3669">
            <text:p/>
          </draw:polygon>
          <draw:polygon draw:style-name="gr74" draw:text-style-name="P17" draw:layer="layout" svg:width="0.575cm" svg:height="4.122cm" draw:transform="rotate (1.5707963267949) translate (3.92127659574468cm 11.2404255319149cm)" svg:viewBox="0 0 576 4123" draw:points="576,4123 576,0 0,3517 0,3547">
            <text:p/>
          </draw:polygon>
          <draw:polygon draw:style-name="gr73" draw:text-style-name="P15" draw:layer="layout" svg:width="1.242cm" svg:height="4.274cm" draw:transform="rotate (-1.5707963267949) translate (12.35cm 10.0882978723404cm)" svg:viewBox="0 0 1243 4275" draw:points="606,4275 1243,3669 606,0 0,3669">
            <text:p/>
          </draw:polygon>
          <draw:polygon draw:style-name="gr74" draw:text-style-name="P17" draw:layer="layout" svg:width="0.575cm" svg:height="4.122cm" draw:transform="rotate (-1.5707963267949) translate (12.2287234042553cm 10.1489361702128cm)" svg:viewBox="0 0 576 4123" draw:points="576,4123 576,0 0,3517 0,3547">
            <text:p/>
          </draw:polygon>
        </draw:g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8" draw:text-style-name="P1" draw:layer="layout" svg:width="2.506cm" svg:height="2.506cm" svg:x="4.943cm" svg:y="0.794cm">
          <draw:image xlink:href="Pictures/100002010000021D0000021D0A7D14E692842A62.png" xlink:type="simple" xlink:show="embed" xlink:actuate="onLoad">
            <text:p/>
          </draw:image>
        </draw:frame>
        <draw:frame draw:style-name="gr8" draw:text-style-name="P1" draw:layer="layout" svg:width="14.51cm" svg:height="14.51cm" svg:x="9.97cm" svg:y="0.57cm">
          <draw:image xlink:href="Pictures/1000020100000224000002246BC32183117B3B4B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e </meta:initial-creator>
    <meta:creation-date>2020-05-08T17:07:19.379021201</meta:creation-date>
    <dc:date>2020-05-11T20:52:06.117261709</dc:date>
    <dc:creator>stephane </dc:creator>
    <meta:editing-duration>P1DT23H47M58S</meta:editing-duration>
    <meta:editing-cycles>5</meta:editing-cycles>
    <meta:generator>LibreOffice/6.0.7.3$Linux_X86_64 LibreOffice_project/00m0$Build-3</meta:generator>
    <meta:document-statistic meta:object-count="211"/>
  </office:meta>
</office:document-meta>
</file>